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13207" officeooo:paragraph-rsid="00113207"/>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13207" officeooo:paragraph-rsid="00113207"/>
    </style:style>
    <style:style style:name="P4" style:family="paragraph" style:parent-style-name="Standard">
      <style:paragraph-properties fo:text-align="start" style:justify-single-word="false"/>
      <style:text-properties fo:font-style="normal" officeooo:rsid="00113207" officeooo:paragraph-rsid="00140b90"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12697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I actually, like, hate song assignments</text:p>
      <text:p text:style-name="P3"><text:tab/></text:p>
      <text:p text:style-name="P3"/>
      <text:p text:style-name="P4"><text:tab/>The song <text:span text:style-name="T1">Reputation</text:span>, by Derek Webb, talks about <text:span text:style-name="T2">the narrator’s almost purely negative reputation in his town. However, he is trying to overcome his negative past and shunned nature, trying to get another chance to prove himself to his partner. Overall, we can see that it’s a song showing one man’s determination to strengthen his failing relationship and his partner’s trust.</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13207" officeooo:paragraph-rsid="0011320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2:01:07.410819968</meta:creation-date>
    <dc:date>2016-03-15T20:38:01.122201531</dc:date>
    <meta:editing-duration>PT17M23S</meta:editing-duration>
    <meta:editing-cycles>3</meta:editing-cycles>
    <meta:generator>LibreOffice/5.1.1.3$Linux_X86_64 LibreOffice_project/10m0$Build-3</meta:generator>
    <meta:document-statistic meta:table-count="0" meta:image-count="0" meta:object-count="0" meta:page-count="1" meta:paragraph-count="5" meta:word-count="69" meta:character-count="435" meta:non-whitespace-character-count="366"/>
  </office:meta>
</office:document-meta>
</file>